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fa488" officeooo:paragraph-rsid="001fa488"/>
    </style:style>
    <style:style style:name="P9" style:family="paragraph" style:parent-style-name="Table_20_Contents">
      <style:text-properties officeooo:rsid="0021e5b9" officeooo:paragraph-rsid="0021e5b9"/>
    </style:style>
    <style:style style:name="P10" style:family="paragraph" style:parent-style-name="Table_20_Contents">
      <style:text-properties officeooo:rsid="002340f6" officeooo:paragraph-rsid="002340f6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a488"/>
    </style:style>
    <style:style style:name="T4" style:family="text">
      <style:text-properties officeooo:rsid="002015e0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7. <text:s/>Construcción de un spool de impresión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Cristina María Garrido Lóp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/><text:span text:style-name="T4">90</text:span> minutos.</text:p>
      <text:p text:style-name="Standard">1. He resuelto todas las dudas que tenía antes de iniciar la sesión de prácticas: <text:span text:style-name="T4">sí</text:span>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El código de mi programa <text:span text:style-name="T2">servidor.c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#include &lt;stdio.h&gt;</text:p>
            <text:p text:style-name="P9">#include &lt;sys/types.h&gt;</text:p>
            <text:p text:style-name="P9">#include &lt;sys/stat.h&gt;</text:p>
            <text:p text:style-name="P9">#include &lt;fcntl.h&gt;</text:p>
            <text:p text:style-name="P9">#include &lt;stdlib.h&gt;</text:p>
            <text:p text:style-name="P9">#include &lt;unistd.h&gt;</text:p>
            <text:p text:style-name="P9">#include &lt;string.h&gt;</text:p>
            <text:p text:style-name="P9">#include &lt;time.h&gt;</text:p>
            <text:p text:style-name="P9">#include &lt;signal.h&gt;</text:p>
            <text:p text:style-name="P9">#include &lt;errno.h&gt;</text:p>
            <text:p text:style-name="P9"/>
            <text:p text:style-name="P9">static void mimanejador(int senal){</text:p>
            <text:p text:style-name="P9"><text:tab/>pid_t pid;</text:p>
            <text:p text:style-name="P9"><text:tab/>char fifoproxy[100];</text:p>
            <text:p text:style-name="P9"><text:tab/>pid=wait(NULL);</text:p>
            <text:p text:style-name="P9">}</text:p>
            <text:p text:style-name="P9"/>
            <text:p text:style-name="P9">int main(int argc, char* argv[]){</text:p>
            <text:p text:style-name="P9"><text:tab/>char nombrefifoe[100],nombrefifos[100],fifop[100];</text:p>
            <text:p text:style-name="P9"><text:tab/>int ent,sal,num_leidos,tmp,fd,mipid;</text:p>
            <text:p text:style-name="P9"><text:tab/>pid_t pid;</text:p>
            <text:p text:style-name="P9"><text:tab/>char *buf[1024];</text:p>
            <text:p text:style-name="P9"><text:tab/></text:p>
            <text:p text:style-name="P9"><text:tab/>if (argc != 2) {</text:p>
            <text:p text:style-name="P9"><text:tab/><text:tab/>printf("Uso Servidor: servidor&lt;nombre_fifo&gt;");</text:p>
            <text:p text:style-name="P9"><text:tab/><text:tab/>exit(-1);</text:p>
            <text:p text:style-name="P9"><text:tab/>}<text:tab/><text:tab/></text:p>
            <text:p text:style-name="P9"><text:tab/></text:p>
            <text:p text:style-name="P9"><text:tab/>signal(SIGCHLD,mimanejador);</text:p>
            <text:p text:style-name="P9"><text:soft-page-break/><text:tab/></text:p>
            <text:p text:style-name="P9"><text:tab/>sprintf(nombrefifoe,"%se",argv[1]);</text:p>
            <text:p text:style-name="P9"><text:tab/>sprintf(nombrefifos,"%ss",argv[1]);</text:p>
            <text:p text:style-name="P9"><text:tab/></text:p>
            <text:p text:style-name="P9"><text:tab/>umask(0);</text:p>
            <text:p text:style-name="P9"><text:tab/>mkfifo(nombrefifoe,0666);</text:p>
            <text:p text:style-name="P9"><text:tab/>mkfifo(nombrefifos,0666);</text:p>
            <text:p text:style-name="P9"><text:tab/></text:p>
            <text:p text:style-name="P9"><text:tab/>if((ent=open(nombrefifoe,O_RDWR))&lt;0){</text:p>
            <text:p text:style-name="P9"><text:tab/><text:tab/>perror("Error entrada");</text:p>
            <text:p text:style-name="P9"><text:tab/><text:tab/>exit(-1);</text:p>
            <text:p text:style-name="P9"><text:tab/>}</text:p>
            <text:p text:style-name="P9"><text:tab/></text:p>
            <text:p text:style-name="P9"><text:tab/>if((sal=open(nombrefifos,O_RDWR))&lt;0){</text:p>
            <text:p text:style-name="P9"><text:tab/><text:tab/>perror("Error salida");</text:p>
            <text:p text:style-name="P9"><text:tab/><text:tab/>exit(-1);</text:p>
            <text:p text:style-name="P9"><text:tab/>}</text:p>
            <text:p text:style-name="P9"><text:tab/></text:p>
            <text:p text:style-name="P9"><text:tab/>umask(0);</text:p>
            <text:p text:style-name="P9"><text:tab/>if((fd=open("blockfile",O_CREAT,0666))&lt;0){</text:p>
            <text:p text:style-name="P9"><text:tab/><text:tab/>printf("\nError al crear el archivo de bloqueo de proxy");</text:p>
            <text:p text:style-name="P9"><text:tab/><text:tab/>exit(-1);</text:p>
            <text:p text:style-name="P9"><text:tab/>}</text:p>
            <text:p text:style-name="P9"><text:tab/></text:p>
            <text:p text:style-name="P9"><text:tab/>while((num_leidos=read(ent,&amp;tmp,sizeof(int)))!=0){</text:p>
            <text:p text:style-name="P9"><text:tab/><text:tab/>//fork para lanzar el hijo, sprintf para escribir el nombresito y crearlo</text:p>
            <text:p text:style-name="P9"><text:tab/><text:tab/>pid=fork();</text:p>
            <text:p text:style-name="P9"><text:tab/><text:tab/>if(pid==0){</text:p>
            <text:p text:style-name="P9"><text:tab/><text:tab/><text:tab/>sprintf(fifop,"fifo.%d",getpid());</text:p>
            <text:p text:style-name="P9"><text:tab/><text:tab/><text:tab/>umask(0);</text:p>
            <text:p text:style-name="P9"><text:tab/><text:tab/><text:tab/>mkfifo(fifop,0666);</text:p>
            <text:p text:style-name="P9"><text:soft-page-break/><text:tab/><text:tab/><text:tab/>// escribir el pidproxy</text:p>
            <text:p text:style-name="P9"><text:tab/><text:tab/><text:tab/>mipid=getpid();</text:p>
            <text:p text:style-name="P9"><text:tab/><text:tab/><text:tab/>write(sal,&amp;mipid,sizeof(int));</text:p>
            <text:p text:style-name="P9"><text:tab/><text:tab/><text:tab/>int fifo=open(fifop, O_RDONLY);</text:p>
            <text:p text:style-name="P9"><text:tab/><text:tab/><text:tab/></text:p>
            <text:p text:style-name="P9"><text:tab/><text:tab/><text:tab/>dup2(fifo,STDIN_FILENO);</text:p>
            <text:p text:style-name="P9"><text:tab/><text:tab/><text:tab/></text:p>
            <text:p text:style-name="P9"><text:tab/><text:tab/><text:tab/>execlp("./proxy","proxy",NULL);</text:p>
            <text:p text:style-name="P9"><text:tab/><text:tab/><text:tab/>exit(0);</text:p>
            <text:p text:style-name="P9"><text:tab/><text:tab/>}</text:p>
            <text:p text:style-name="P9"><text:tab/>}</text:p>
            <text:p text:style-name="P9"><text:tab/>return 0;<text:tab/></text:p>
            <text:p text:style-name="P9">}</text:p>
          </table:table-cell>
        </table:table-row>
      </table:table>
      <text:p text:style-name="Standard"/>
      <text:p text:style-name="Standard">El código de mi programa <text:span text:style-name="T2">proxy.c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0">#include &lt;stdio.h&gt;</text:p>
            <text:p text:style-name="P10">#include &lt;sys/types.h&gt;</text:p>
            <text:p text:style-name="P10">#include &lt;sys/stat.h&gt;</text:p>
            <text:p text:style-name="P10">#include &lt;fcntl.h&gt;</text:p>
            <text:p text:style-name="P10">#include &lt;stdlib.h&gt;</text:p>
            <text:p text:style-name="P10">#include &lt;unistd.h&gt;</text:p>
            <text:p text:style-name="P10">#include &lt;string.h&gt;</text:p>
            <text:p text:style-name="P10">#include &lt;time.h&gt;</text:p>
            <text:p text:style-name="P10">#include &lt;signal.h&gt;</text:p>
            <text:p text:style-name="P10">#include &lt;errno.h&gt;</text:p>
            <text:p text:style-name="P10"/>
            <text:p text:style-name="P10">void bloq(int dbloqueo,int bd){</text:p>
            <text:p text:style-name="P10"><text:tab/>struct flock cerrojo;</text:p>
            <text:p text:style-name="P10"><text:tab/>cerrojo.l_type=bd;</text:p>
            <text:p text:style-name="P10"><text:tab/>cerrojo.l_whence=SEEK_SET;</text:p>
            <text:p text:style-name="P10"><text:tab/>cerrojo.l_start=0;</text:p>
            <text:p text:style-name="P10"><text:soft-page-break/><text:tab/>cerrojo.l_len=0;</text:p>
            <text:p text:style-name="P10"><text:tab/></text:p>
            <text:p text:style-name="P10"><text:tab/>if(fcntl(dbloqueo,F_SETLKW,&amp;cerrojo)==-1){</text:p>
            <text:p text:style-name="P10"><text:tab/><text:tab/>perror("Error en bloq");</text:p>
            <text:p text:style-name="P10"><text:tab/><text:tab/>exit(1);</text:p>
            <text:p text:style-name="P10"><text:tab/>}</text:p>
            <text:p text:style-name="P10">}</text:p>
            <text:p text:style-name="P10"/>
            <text:p text:style-name="P10">int main(int argc, char* argv[]){</text:p>
            <text:p text:style-name="P10"><text:tab/>char buf[1024];</text:p>
            <text:p text:style-name="P10"><text:tab/>FILE *tmp=tmpfile(); //almacena todo el documento</text:p>
            <text:p text:style-name="P10"><text:tab/>int num_leidos,dbloqueo;</text:p>
            <text:p text:style-name="P10"><text:tab/>char cfifo[100];</text:p>
            <text:p text:style-name="P10"><text:tab/></text:p>
            <text:p text:style-name="P10"><text:tab/>//Tengo que leer y escribir</text:p>
            <text:p text:style-name="P10"><text:tab/>while((num_leidos=read(STDIN_FILENO,buf,1024))&gt;0)</text:p>
            <text:p text:style-name="P10"><text:tab/><text:tab/>fwrite(buf,sizeof(char),num_leidos,tmp);</text:p>
            <text:p text:style-name="P10"><text:tab/></text:p>
            <text:p text:style-name="P10"><text:tab/>rewind(tmp);</text:p>
            <text:p text:style-name="P10"><text:tab/></text:p>
            <text:p text:style-name="P10"><text:tab/>if((dbloqueo=open("blockfile",O_RDWR))&lt;0){</text:p>
            <text:p text:style-name="P10"><text:tab/><text:tab/>perror("Error en el bloqueo");</text:p>
            <text:p text:style-name="P10"><text:tab/><text:tab/>exit(-1);</text:p>
            <text:p text:style-name="P10"><text:tab/>}</text:p>
            <text:p text:style-name="P10"><text:tab/></text:p>
            <text:p text:style-name="P10"><text:tab/>bloq(dbloqueo,F_WRLCK);</text:p>
            <text:p text:style-name="P10"><text:tab/>int num_leidos;</text:p>
            <text:p text:style-name="P10"><text:tab/>while(!feof(tmp)){</text:p>
            <text:p text:style-name="P10"><text:tab/><text:tab/>num_leidos=fread(buf,sizeof(char),1024,tmp);</text:p>
            <text:p text:style-name="P10"><text:tab/><text:tab/>write(STDOUT_FILENO,buf,num_leidos);</text:p>
            <text:p text:style-name="P10"><text:tab/>}</text:p>
            <text:p text:style-name="P10"><text:soft-page-break/><text:tab/></text:p>
            <text:p text:style-name="P10"><text:tab/>bloq(dbloqueo,F_UNLCK);</text:p>
            <text:p text:style-name="P10"><text:tab/></text:p>
            <text:p text:style-name="P10"><text:tab/>// cerrar el fifo que ha creado el servidor</text:p>
            <text:p text:style-name="P10"><text:tab/>sprintf(cfifo,"fifo.%d",getpid());</text:p>
            <text:p text:style-name="P10"><text:tab/>unlink(cfifo);</text:p>
            <text:p text:style-name="P10"><text:tab/></text:p>
            <text:p text:style-name="P10"><text:tab/>exit(0);<text:tab/><text:tab/></text:p>
            <text:p text:style-name="P10"/>
            <text:p text:style-name="P10">}</text:p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7. Construcción de un spool de impresión</text:span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creation-date>2011-10-05T09:46:35</meta:creation-date>
    <dc:date>2016-01-18T21:38:16.922211434</dc:date>
    <meta:print-date>2011-10-06T10:39:21</meta:print-date>
    <meta:editing-cycles>190</meta:editing-cycles>
    <meta:editing-duration>PT21H55M10S</meta:editing-duration>
    <meta:document-statistic meta:table-count="8" meta:image-count="1" meta:object-count="0" meta:page-count="6" meta:paragraph-count="140" meta:word-count="351" meta:character-count="3287" meta:non-whitespace-character-count="2899"/>
    <meta:user-defined meta:name="Información 1"/>
    <meta:user-defined meta:name="Información 2"/>
    <meta:user-defined meta:name="Información 3"/>
    <meta:user-defined meta:name="Información 4"/>
  </office:meta>
</office:document-meta>
</file>